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agraph-properties fo:margin-left="0cm" fo:margin-right="0cm" fo:margin-top="0cm" fo:margin-bottom="0cm" fo:line-height="100%" fo:text-indent="0cm"/>
    </style:style>
    <style:style style:name="P4" style:family="paragraph">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justify" fo:text-indent="0cm"/>
    </style:style>
    <style:style style:name="P8" style:family="paragraph">
      <style:paragraph-properties fo:margin-left="0cm" fo:margin-right="0cm" fo:margin-top="0cm" fo:margin-bottom="0cm" fo:line-height="100%" fo:text-align="justify"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size="12pt" fo:language="fr" fo:country="FR"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8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78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frame draw:style-name="gr2" draw:text-style-name="P4" svg:width="7.753cm" svg:height="0.983cm" svg:x="3.949cm" svg:y="-0.03cm"><draw:text-box><text:p text:style-name="P3"><text:span text:style-name="T1">Compte-rendu du 15 Janvier</text:span></text:p></draw:text-box></draw:frame><draw:frame draw:style-name="gr2" draw:text-style-name="P4" svg:width="5.16cm" svg:height="0.983cm" svg:x="-0.796cm" svg:y="1.332cm"><draw:text-box><text:p text:style-name="P3"><text:span text:style-name="T1">La Méthode UML</text:span></text:p></draw:text-box></draw:frame><draw:frame draw:style-name="gr2" draw:text-style-name="P5" svg:width="6.224cm" svg:height="0.74cm" svg:x="0.434cm" svg:y="3.203cm"><draw:text-box><text:p text:style-name="P3"><text:span text:style-name="T2">1 Diagramme des cas d'utilisation</text:span></text:p></draw:text-box></draw:frame><draw:frame draw:style-name="gr2" draw:text-style-name="P5" svg:width="3.867cm" svg:height="0.74cm" svg:x="0.434cm" svg:y="3.702cm"><draw:text-box><text:p text:style-name="P3"><text:span text:style-name="T2">2 Diagramme Objet</text:span></text:p></draw:text-box></draw:frame><draw:frame draw:style-name="gr2" draw:text-style-name="P5" svg:width="8.192cm" svg:height="0.74cm" svg:x="0.434cm" svg:y="4.203cm"><draw:text-box><text:p text:style-name="P3"><text:span text:style-name="T2">8 Diagramme de composant / de déploiement</text:span></text:p></draw:text-box></draw:frame><draw:frame draw:style-name="gr2" draw:text-style-name="P5" svg:width="5.49cm" svg:height="0.74cm" svg:x="-0.669cm" svg:y="5.604cm"><draw:text-box><text:p text:style-name="P3"><text:span text:style-name="T2">9 7 5 3 Diagramme de Classe</text:span></text:p></draw:text-box></draw:frame><draw:frame draw:style-name="gr2" draw:text-style-name="P5" svg:width="6.035cm" svg:height="1.227cm" svg:x="0.434cm" svg:y="2.224cm"><draw:text-box><text:p text:style-name="P3"><text:span text:style-name="T2"><text:s text:c="3"/></text:span><text:span text:style-name="T2">Diagramme d'activité</text:span><text:span text:style-name="T2"><text:line-break/></text:span><text:span text:style-name="T2"> <text:s text:c="2"/>Diagramme d'état de transition</text:span></text:p></draw:text-box></draw:frame><draw:frame draw:style-name="gr2" draw:text-style-name="P5" svg:width="2.851cm" svg:height="1.227cm" svg:x="6.643cm" svg:y="2.127cm"><draw:text-box><text:p text:style-name="P3"><text:span text:style-name="T3">}</text:span><text:span text:style-name="T2"> </text:span><text:span text:style-name="T4">Interaction</text:span></text:p></draw:text-box></draw:frame><draw:frame draw:style-name="gr2" draw:text-style-name="P6" svg:width="2.985cm" svg:height="1.227cm" svg:x="6.657cm" svg:y="4.531cm"><draw:text-box><text:p text:style-name="P3"><text:span text:style-name="T3">}</text:span><text:span text:style-name="T5"> </text:span><text:span text:style-name="T2">dynamique</text:span></text:p></draw:text-box></draw:frame><draw:frame draw:style-name="gr2" draw:text-style-name="P5" svg:width="6.065cm" svg:height="1.227cm" svg:x="0.434cm" svg:y="4.625cm"><draw:text-box><text:p text:style-name="P3"><text:span text:style-name="T2"><text:s text:c="3"/></text:span><text:span text:style-name="T2">Diagramme de séquence</text:span></text:p><text:p text:style-name="P3"><text:span text:style-name="T2"><text:s text:c="3"/></text:span><text:span text:style-name="T2">Diagramme de communication</text:span></text:p></draw:text-box></draw:frame><draw:frame draw:style-name="gr3" draw:text-style-name="P5" svg:width="0.717cm" svg:height="0.849cm" svg:x="0.434cm" svg:y="2.531cm"><draw:text-box><text:p text:style-name="P3"><text:span text:style-name="T2">6</text:span></text:p></draw:text-box></draw:frame><draw:frame draw:style-name="gr2" draw:text-style-name="P5" svg:width="0.717cm" svg:height="0.74cm" svg:x="0.434cm" svg:y="4.831cm"><draw:text-box><text:p text:style-name="P3"><text:span text:style-name="T2">4</text:span></text:p></draw:text-box></draw:frame><draw:frame draw:style-name="gr4" draw:text-style-name="P8" svg:width="19.015cm" svg:height="2.73cm" svg:x="-0.965cm" svg:y="6.302cm"><draw:text-box><text:p text:style-name="P7"><text:span text:style-name="T2">Les cycles de projet en V ne sont pas efficaces pour les projets sur le long terme. En effet, trop d'imprévus sont possibles et les retours en arrière coûtent beaucoup trop cher.</text:span><text:span text:style-name="T2"><text:line-break/></text:span><text:span text:style-name="T2">De ce fait, on divise un projet en lots selon des cycles « itérations d'incrémentation ». Ils apparaissent comme des minis projets réalisables sous forme de cycle en V, qui s'imbriquent tous pour réaliser le projet final.</text:span></text:p></draw:text-box></draw:frame><draw:frame draw:style-name="gr5" draw:text-style-name="P8" svg:width="19.054cm" svg:height="2.2cm" svg:x="-0.949cm" svg:y="9.132cm"><draw:text-box><text:p text:style-name="P7"><text:span text:style-name="T2">Des problèmes de compétences entre le corps informatique et les corps de métiers peuvent apparaître au cours du projet. Pour cela, les deux corps en question (ou plus) peuvent faire appel à des spécialistes qui maîtrisent les finesses des deux corps de métiers. </text:span><text:span text:style-name="T2"><text:line-break/></text:span><text:span text:style-name="T2">C'est la problématique liée aux « cas métiers » et « cas utilisateur ».</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mpte-rendu du 22 Janvier</text:p>
      <text:p text:style-name="P2"/>
      <text:p text:style-name="P2">Réalisation d'un diagramme de cas d'utilisation de niveau 1 en se basant sur les différents acteurs définis à la séance précédente (à savoir utilisateur, technicien et lune).</text:p>
      <text:p text:style-name="P2">Finition du résumé du projet (en quoi cela consiste, comment ça fonctionne...)</text:p>
      <text:p text:style-name="P2">Réalisation de l'exercice Marées, qui consiste en une étude des marées, des hauteurs minimum et maximum de la marée pour permettre la fermeture des van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bault Labroue</meta:initial-creator>
    <meta:creation-date>2014-01-22T09:28:50.20</meta:creation-date>
    <dc:date>2014-01-22T09:50:27.08</dc:date>
    <dc:creator>Thibault Labroue</dc:creator>
    <meta:editing-duration>PT18M4S</meta:editing-duration>
    <meta:editing-cycles>2</meta:editing-cycles>
    <meta:generator>OpenOffice.org/3.3$Win32 OpenOffice.org_project/330m20$Build-9567</meta:generator>
    <meta:document-statistic meta:table-count="0" meta:image-count="0" meta:object-count="0" meta:page-count="1" meta:paragraph-count="4" meta:word-count="68" meta:character-count="435"/>
  </office:meta>
</office:document-meta>
</file>